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4ee" officeooo:paragraph-rsid="001f94ee"/>
    </style:style>
    <style:style style:name="P2" style:family="paragraph" style:parent-style-name="Standard">
      <style:text-properties officeooo:rsid="001f94ee" officeooo:paragraph-rsid="00247a93"/>
    </style:style>
    <style:style style:name="P3" style:family="paragraph" style:parent-style-name="Standard">
      <style:paragraph-properties fo:text-align="center" style:justify-single-word="false"/>
      <style:text-properties officeooo:rsid="001f94ee" officeooo:paragraph-rsid="00247a93"/>
    </style:style>
    <style:style style:name="P4" style:family="paragraph" style:parent-style-name="Standard">
      <style:text-properties officeooo:rsid="00217fd9" officeooo:paragraph-rsid="00217fd9"/>
    </style:style>
    <style:style style:name="P5" style:family="paragraph" style:parent-style-name="Standard">
      <style:text-properties officeooo:rsid="00261041" officeooo:paragraph-rsid="00261041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f94ee" officeooo:paragraph-rsid="00247a93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paragraph-rsid="00261041"/>
    </style:style>
    <style:style style:name="P8" style:family="paragraph" style:parent-style-name="Standard">
      <style:text-properties officeooo:rsid="00304f8f" officeooo:paragraph-rsid="00304f8f"/>
    </style:style>
    <style:style style:name="P9" style:family="paragraph" style:parent-style-name="Standard">
      <style:text-properties officeooo:rsid="00304f8f" officeooo:paragraph-rsid="003c8af4"/>
    </style:style>
    <style:style style:name="T1" style:family="text">
      <style:text-properties officeooo:rsid="0022f9f2"/>
    </style:style>
    <style:style style:name="T2" style:family="text">
      <style:text-properties officeooo:rsid="00261041"/>
    </style:style>
    <style:style style:name="T3" style:family="text">
      <style:text-properties officeooo:rsid="00280045"/>
    </style:style>
    <style:style style:name="T4" style:family="text">
      <style:text-properties officeooo:rsid="00304f8f"/>
    </style:style>
    <style:style style:name="T5" style:family="text">
      <style:text-properties officeooo:rsid="00351985"/>
    </style:style>
    <style:style style:name="T6" style:family="text">
      <style:text-properties officeooo:rsid="003763f6"/>
    </style:style>
    <style:style style:name="T7" style:family="text">
      <style:text-properties officeooo:rsid="003ad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plication <text:span text:style-name="T1">note for WiSock</text:span></text:p>
      <text:p text:style-name="P3"><text:span text:style-name="T1"><text:s/>14/10/2017</text:span></text:p>
      <text:p text:style-name="P2"/>
      <text:p text:style-name="P1"/>
      <text:p text:style-name="P1"/>
      <text:p text:style-name="P5">1/ <text:span text:style-name="T5">Button:</text:span></text:p>
      <text:p text:style-name="P5">- Use <text:span text:style-name="T3">Button 2 to control relay (On /Off)</text:span></text:p>
      <text:p text:style-name="P7"><text:span text:style-name="T2">- Use Button 1 to switch between Config state and Control state</text:span></text:p>
      <text:p text:style-name="P7"><text:tab/><text:span text:style-name="T6">Press and hold Button 1 for 3 seconds to switch</text:span></text:p>
      <text:p text:style-name="P7">- Use <text:span text:style-name="T4">Button 0 to reset Wisock</text:span></text:p>
      <text:p text:style-name="P8">2/ <text:span text:style-name="T5">Led:</text:span></text:p>
      <text:p text:style-name="P8">- <text:span text:style-name="T6">Led 0: dedicate the state of WiSock:</text:span></text:p>
      <text:p text:style-name="P8"><text:tab/><text:span text:style-name="T7">Led On: Wifi connectted</text:span></text:p>
      <text:p text:style-name="P9"><text:tab/><text:span text:style-name="T7">Led Off for 5s and on 1s: Conffiging Wifi</text:span></text:p>
      <text:p text:style-name="P9"><text:span text:style-name="T7"><text:tab/>Led blink: Connectting Wifi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0:01:40.902608031</meta:creation-date>
    <dc:date>2017-10-13T20:36:27.687886634</dc:date>
    <meta:editing-duration>PT34M37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2" meta:character-count="369" meta:non-whitespace-character-count="304"/>
  </office:meta>
</office:document-meta>
</file>